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p text:style-name="P1"><text:a xlink:type="simple" xlink:href="#__RefHeading___Toc6373_4059971752" text:style-name="Index_20_Link" text:visited-style-name="Index_20_Link">2025-Aug-19 Column Editor Hex Values [#16912]<text:tab/>102</text:a></text:p>
          <text:p text:style-name="P1"><text:a xlink:type="simple" xlink:href="#__RefHeading___Toc6659_4115250659" text:style-name="Index_20_Link" text:visited-style-name="Index_20_Link">2025-Aug-23 Column Editor Hex Values (cont)<text:tab/>105</text:a></text:p>
          <text:p text:style-name="P1"><text:a xlink:type="simple" xlink:href="#__RefHeading___Toc6731_1214003365" text:style-name="Index_20_Link" text:visited-style-name="Index_20_Link">2025-Aug-25 CollectionInterface: Cloud Settings [#16]<text:tab/>106</text:a></text:p>
          <text:p text:style-name="P1"><text:a xlink:type="simple" xlink:href="#__RefHeading___Toc6783_577693516" text:style-name="Index_20_Link" text:visited-style-name="Index_20_Link">2025-Aug-26 CollectionInterface: Cloud/Settings [#16]<text:tab/>107</text:a></text:p>
          <text:p text:style-name="P2"><text:a xlink:type="simple" xlink:href="#__RefHeading___Toc6841_577693516" text:style-name="Index_20_Link" text:visited-style-name="Index_20_Link">N++ Code for settingsDir<text:tab/>108</text:a></text:p>
          <text:p text:style-name="P1"><text:a xlink:type="simple" xlink:href="#__RefHeading___Toc6872_1443504752" text:style-name="Index_20_Link" text:visited-style-name="Index_20_Link">2025-Aug-27 CollectionInterface: Cloud/Settings [#16]<text:tab/>109</text:a></text:p>
          <text:p text:style-name="P2"><text:a xlink:type="simple" xlink:href="#__RefHeading___Toc6942_1443504752" text:style-name="Index_20_Link" text:visited-style-name="Index_20_Link">CollectionInterface: AutoCompletion bug [#17]<text:tab/>110</text:a></text:p>
          <text:p text:style-name="P2"><text:a xlink:type="simple" xlink:href="#__RefHeading___Toc6944_1443504752" text:style-name="Index_20_Link" text:visited-style-name="Index_20_Link">UDL Collection: AutoCompletion checks [CollectionInterface#17]<text:tab/>110</text:a></text:p>
          <text:p text:style-name="P1"><text:a xlink:type="simple" xlink:href="#__RefHeading___Toc7047_1162495631" text:style-name="Index_20_Link" text:visited-style-name="Index_20_Link">2025-Aug-28 ConfigUpdater: Cloud/Settings [#30]<text:tab/>111</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23595750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04102649739647"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4485483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04103612677342" text:continue-list="list104102649739647"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4485483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04102174202804" text:continue-list="list104103612677342"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04103460908461"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04102539452058"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1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8-28T10:41:01.483144700</dc:date>
    <meta:editing-duration>P15DT13H15M21S</meta:editing-duration>
    <meta:editing-cycles>704</meta:editing-cycles>
    <meta:generator>LibreOffice/25.2.5.2$Windows_X86_64 LibreOffice_project/03d19516eb2e1dd5d4ccd751a0d6f35f35e08022</meta:generator>
    <meta:document-statistic meta:table-count="6" meta:image-count="7" meta:object-count="0" meta:page-count="112" meta:paragraph-count="1708" meta:word-count="38461" meta:character-count="242533" meta:non-whitespace-character-count="201804"/>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